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321cm" svg:y1="14.43cm" svg:x2="8.519cm" svg:y2="14.628cm">
              <text:p/>
            </draw:line>
            <draw:line draw:style-name="gr1" draw:text-style-name="P1" draw:layer="layout" svg:x1="8.323cm" svg:y1="14.629cm" svg:x2="8.521cm" svg:y2="14.431cm">
              <text:p/>
            </draw:line>
          </draw:g>
          <draw:frame draw:style-name="gr2" draw:text-style-name="P3" draw:layer="layout" svg:width="0.777cm" svg:height="0.624cm" svg:x="8.443cm" svg:y="14.574cm">
            <draw:text-box>
              <text:p text:style-name="P2"><text:span text:style-name="T1">M</text:span></text:p>
            </draw:text-box>
          </draw:frame>
          <draw:g>
            <draw:line draw:style-name="gr1" draw:text-style-name="P1" draw:layer="layout" svg:x1="10.819cm" svg:y1="14.894cm" svg:x2="11.017cm" svg:y2="15.092cm">
              <text:p/>
            </draw:line>
            <draw:line draw:style-name="gr1" draw:text-style-name="P1" draw:layer="layout" svg:x1="10.82cm" svg:y1="15.093cm" svg:x2="11.019cm" svg:y2="14.895cm">
              <text:p/>
            </draw:line>
          </draw:g>
          <draw:frame draw:style-name="gr2" draw:text-style-name="P3" draw:layer="layout" svg:width="0.701cm" svg:height="0.624cm" svg:x="10.943cm" svg:y="15.038cm">
            <draw:text-box>
              <text:p text:style-name="P2"><text:span text:style-name="T1">E</text:span></text:p>
            </draw:text-box>
          </draw:frame>
          <draw:g>
            <draw:line draw:style-name="gr1" draw:text-style-name="P1" draw:layer="layout" svg:x1="11.933cm" svg:y1="14.195cm" svg:x2="12.131cm" svg:y2="14.393cm">
              <text:p/>
            </draw:line>
            <draw:line draw:style-name="gr1" draw:text-style-name="P1" draw:layer="layout" svg:x1="11.933cm" svg:y1="14.395cm" svg:x2="12.132cm" svg:y2="14.197cm">
              <text:p/>
            </draw:line>
          </draw:g>
          <draw:frame draw:style-name="gr2" draw:text-style-name="P3" draw:layer="layout" svg:width="0.722cm" svg:height="0.624cm" svg:x="12.056cm" svg:y="14.341cm">
            <draw:text-box>
              <text:p text:style-name="P2"><text:span text:style-name="T1">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27:18.882291907</meta:creation-date>
    <dc:date>2018-04-10T16:28:31.075290810</dc:date>
    <meta:editing-duration>PT1M12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